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75d" officeooo:paragraph-rsid="001be75d"/>
    </style:style>
    <style:style style:name="P2" style:family="paragraph" style:parent-style-name="Standard">
      <style:text-properties officeooo:rsid="001d86ff" officeooo:paragraph-rsid="001be75d"/>
    </style:style>
    <style:style style:name="P3" style:family="paragraph" style:parent-style-name="Standard">
      <style:text-properties officeooo:rsid="001d86ff" officeooo:paragraph-rsid="001d86ff"/>
    </style:style>
    <style:style style:name="P4" style:family="paragraph" style:parent-style-name="Standard">
      <style:text-properties officeooo:rsid="001f7d22" officeooo:paragraph-rsid="001f7d22"/>
    </style:style>
    <style:style style:name="P5" style:family="paragraph" style:parent-style-name="Standard">
      <style:text-properties officeooo:rsid="0020185a" officeooo:paragraph-rsid="0020185a"/>
    </style:style>
    <style:style style:name="P6" style:family="paragraph" style:parent-style-name="Standard">
      <style:text-properties officeooo:rsid="0022a0b5" officeooo:paragraph-rsid="0022a0b5"/>
    </style:style>
    <style:style style:name="P7" style:family="paragraph" style:parent-style-name="Standard">
      <style:text-properties officeooo:rsid="0022a0b5" officeooo:paragraph-rsid="00247f6b"/>
    </style:style>
    <style:style style:name="P8" style:family="paragraph" style:parent-style-name="Standard">
      <style:text-properties officeooo:rsid="0026dbca" officeooo:paragraph-rsid="0026dbca"/>
    </style:style>
    <style:style style:name="P9" style:family="paragraph" style:parent-style-name="Standard">
      <style:text-properties officeooo:rsid="0027081a" officeooo:paragraph-rsid="0027081a"/>
    </style:style>
    <style:style style:name="P10" style:family="paragraph" style:parent-style-name="Standard">
      <style:text-properties fo:font-weight="bold" officeooo:rsid="0027081a" officeooo:paragraph-rsid="0027081a" style:font-weight-asian="bold" style:font-weight-complex="bold"/>
    </style:style>
    <style:style style:name="P11" style:family="paragraph" style:parent-style-name="Standard">
      <style:text-properties fo:font-weight="bold" officeooo:rsid="002b5069" officeooo:paragraph-rsid="002b5069" style:font-weight-asian="bold" style:font-weight-complex="bold"/>
    </style:style>
    <style:style style:name="P12" style:family="paragraph" style:parent-style-name="Standard">
      <style:text-properties fo:font-weight="bold" officeooo:rsid="003024c1" officeooo:paragraph-rsid="003024c1" style:font-weight-asian="bold" style:font-weight-complex="bold"/>
    </style:style>
    <style:style style:name="P13" style:family="paragraph" style:parent-style-name="Standard">
      <style:text-properties fo:font-weight="bold" officeooo:rsid="00417b27" officeooo:paragraph-rsid="00417b27" style:font-weight-asian="bold" style:font-weight-complex="bold"/>
    </style:style>
    <style:style style:name="P14" style:family="paragraph" style:parent-style-name="Standard">
      <style:text-properties fo:font-weight="bold" officeooo:rsid="004375d2" officeooo:paragraph-rsid="004375d2" style:font-weight-asian="bold" style:font-weight-complex="bold"/>
    </style:style>
    <style:style style:name="P15" style:family="paragraph" style:parent-style-name="Standard">
      <style:text-properties fo:font-weight="bold" officeooo:rsid="00456ce6" officeooo:paragraph-rsid="00456ce6" style:font-weight-asian="bold" style:font-weight-complex="bold"/>
    </style:style>
    <style:style style:name="P16" style:family="paragraph" style:parent-style-name="Standard">
      <style:text-properties fo:font-weight="bold" officeooo:rsid="0046ee25" officeooo:paragraph-rsid="0046ee25" style:font-weight-asian="bold" style:font-weight-complex="bold"/>
    </style:style>
    <style:style style:name="P17" style:family="paragraph" style:parent-style-name="Standard">
      <style:text-properties fo:font-weight="bold" officeooo:rsid="0049f2a6" officeooo:paragraph-rsid="0049f2a6" style:font-weight-asian="bold" style:font-weight-complex="bold"/>
    </style:style>
    <style:style style:name="P18" style:family="paragraph" style:parent-style-name="Standard">
      <style:text-properties fo:font-weight="bold" officeooo:rsid="004a570f" officeooo:paragraph-rsid="004a570f" style:font-weight-asian="bold" style:font-weight-complex="bold"/>
    </style:style>
    <style:style style:name="P19" style:family="paragraph" style:parent-style-name="Standard">
      <style:text-properties officeooo:rsid="002840ca" officeooo:paragraph-rsid="002840ca"/>
    </style:style>
    <style:style style:name="P20" style:family="paragraph" style:parent-style-name="Standard">
      <style:text-properties officeooo:rsid="00247f6b" officeooo:paragraph-rsid="00247f6b"/>
    </style:style>
    <style:style style:name="P21" style:family="paragraph" style:parent-style-name="Standard">
      <style:text-properties fo:font-weight="normal" officeooo:rsid="002c09de" officeooo:paragraph-rsid="002c09de" style:font-weight-asian="normal" style:font-weight-complex="normal"/>
    </style:style>
    <style:style style:name="P22" style:family="paragraph" style:parent-style-name="Standard">
      <style:text-properties fo:font-weight="normal" officeooo:rsid="002cfcf0" officeooo:paragraph-rsid="002cfcf0" style:font-weight-asian="normal" style:font-weight-complex="normal"/>
    </style:style>
    <style:style style:name="P23" style:family="paragraph" style:parent-style-name="Standard">
      <style:text-properties fo:font-weight="normal" officeooo:rsid="0031e703" officeooo:paragraph-rsid="0031e703" style:font-weight-asian="normal" style:font-weight-complex="normal"/>
    </style:style>
    <style:style style:name="P24" style:family="paragraph" style:parent-style-name="Standard">
      <style:text-properties fo:font-weight="normal" officeooo:rsid="00339708" officeooo:paragraph-rsid="00339708" style:font-weight-asian="normal" style:font-weight-complex="normal"/>
    </style:style>
    <style:style style:name="P25" style:family="paragraph" style:parent-style-name="Standard">
      <style:text-properties fo:font-weight="normal" officeooo:rsid="00352dc4" officeooo:paragraph-rsid="00352dc4" style:font-weight-asian="normal" style:font-weight-complex="normal"/>
    </style:style>
    <style:style style:name="P26" style:family="paragraph" style:parent-style-name="Standard">
      <style:text-properties fo:font-weight="normal" officeooo:rsid="00362fee" officeooo:paragraph-rsid="00362fee" style:font-weight-asian="normal" style:font-weight-complex="normal"/>
    </style:style>
    <style:style style:name="P27" style:family="paragraph" style:parent-style-name="Standard">
      <style:text-properties fo:font-weight="normal" officeooo:rsid="0037f523" officeooo:paragraph-rsid="0037f523" style:font-weight-asian="normal" style:font-weight-complex="normal"/>
    </style:style>
    <style:style style:name="P28" style:family="paragraph" style:parent-style-name="Standard">
      <style:text-properties fo:font-weight="normal" officeooo:rsid="0039d1bd" officeooo:paragraph-rsid="0039d1bd" style:font-weight-asian="normal" style:font-weight-complex="normal"/>
    </style:style>
    <style:style style:name="P29" style:family="paragraph" style:parent-style-name="Standard">
      <style:text-properties fo:font-weight="normal" officeooo:rsid="003b7ae7" officeooo:paragraph-rsid="003b7ae7" style:font-weight-asian="normal" style:font-weight-complex="normal"/>
    </style:style>
    <style:style style:name="P30" style:family="paragraph" style:parent-style-name="Standard">
      <style:text-properties fo:font-weight="normal" officeooo:rsid="003be61c" officeooo:paragraph-rsid="003be61c" style:font-weight-asian="normal" style:font-weight-complex="normal"/>
    </style:style>
    <style:style style:name="P31" style:family="paragraph" style:parent-style-name="Standard">
      <style:text-properties fo:font-weight="normal" officeooo:rsid="00417b27" officeooo:paragraph-rsid="00417b27" style:font-weight-asian="normal" style:font-weight-complex="normal"/>
    </style:style>
    <style:style style:name="P32" style:family="paragraph" style:parent-style-name="Standard">
      <style:text-properties fo:font-weight="normal" officeooo:rsid="004375d2" officeooo:paragraph-rsid="004375d2" style:font-weight-asian="normal" style:font-weight-complex="normal"/>
    </style:style>
    <style:style style:name="P33" style:family="paragraph" style:parent-style-name="Standard">
      <style:text-properties fo:font-weight="normal" officeooo:rsid="0046ee25" officeooo:paragraph-rsid="0046ee25" style:font-weight-asian="normal" style:font-weight-complex="normal"/>
    </style:style>
    <style:style style:name="P34" style:family="paragraph" style:parent-style-name="Standard">
      <style:text-properties fo:font-weight="normal" officeooo:rsid="0047634b" officeooo:paragraph-rsid="0047634b" style:font-weight-asian="normal" style:font-weight-complex="normal"/>
    </style:style>
    <style:style style:name="P35" style:family="paragraph" style:parent-style-name="Standard">
      <style:text-properties fo:font-weight="normal" officeooo:rsid="004950f0" officeooo:paragraph-rsid="004950f0" style:font-weight-asian="normal" style:font-weight-complex="normal"/>
    </style:style>
    <style:style style:name="P36" style:family="paragraph" style:parent-style-name="Standard">
      <style:text-properties fo:font-weight="normal" officeooo:rsid="0049f2a6" officeooo:paragraph-rsid="0049f2a6" style:font-weight-asian="normal" style:font-weight-complex="normal"/>
    </style:style>
    <style:style style:name="P37" style:family="paragraph" style:parent-style-name="Standard">
      <style:text-properties fo:font-weight="normal" officeooo:rsid="004a570f" officeooo:paragraph-rsid="004a570f" style:font-weight-asian="normal" style:font-weight-complex="normal"/>
    </style:style>
    <style:style style:name="P38" style:family="paragraph" style:parent-style-name="Standard">
      <style:text-properties fo:font-weight="normal" officeooo:rsid="004bf99a" officeooo:paragraph-rsid="004bf99a" style:font-weight-asian="normal" style:font-weight-complex="normal"/>
    </style:style>
    <style:style style:name="P39" style:family="paragraph" style:parent-style-name="Standard">
      <style:text-properties fo:font-weight="normal" officeooo:rsid="004d2b31" officeooo:paragraph-rsid="004d2b31" style:font-weight-asian="normal" style:font-weight-complex="normal"/>
    </style:style>
    <style:style style:name="P40" style:family="paragraph" style:parent-style-name="Standard">
      <style:text-properties fo:font-weight="normal" officeooo:rsid="004e0d18" officeooo:paragraph-rsid="004e0d18" style:font-weight-asian="normal" style:font-weight-complex="normal"/>
    </style:style>
    <style:style style:name="P41" style:family="paragraph" style:parent-style-name="Standard">
      <style:text-properties fo:font-weight="normal" officeooo:rsid="004fe56a" officeooo:paragraph-rsid="004fe56a" style:font-weight-asian="normal" style:font-weight-complex="normal"/>
    </style:style>
    <style:style style:name="P42" style:family="paragraph" style:parent-style-name="Standard">
      <style:text-properties fo:font-weight="normal" officeooo:rsid="0051bac7" officeooo:paragraph-rsid="0051bac7" style:font-weight-asian="normal" style:font-weight-complex="normal"/>
    </style:style>
    <style:style style:name="P43" style:family="paragraph" style:parent-style-name="Standard">
      <style:text-properties fo:font-weight="normal" officeooo:rsid="0053287f" officeooo:paragraph-rsid="0053287f" style:font-weight-asian="normal" style:font-weight-complex="normal"/>
    </style:style>
    <style:style style:name="P44" style:family="paragraph" style:parent-style-name="Standard">
      <style:text-properties fo:font-weight="normal" officeooo:rsid="0054965d" officeooo:paragraph-rsid="0054965d" style:font-weight-asian="normal" style:font-weight-complex="normal"/>
    </style:style>
    <style:style style:name="P45" style:family="paragraph" style:parent-style-name="Standard">
      <style:text-properties fo:font-weight="normal" officeooo:rsid="00550618" officeooo:paragraph-rsid="00550618" style:font-weight-asian="normal" style:font-weight-complex="normal"/>
    </style:style>
    <style:style style:name="P46" style:family="paragraph" style:parent-style-name="Standard">
      <style:text-properties fo:font-weight="normal" officeooo:rsid="0056466c" officeooo:paragraph-rsid="0056466c" style:font-weight-asian="normal" style:font-weight-complex="normal"/>
    </style:style>
    <style:style style:name="P47" style:family="paragraph" style:parent-style-name="Standard">
      <style:text-properties officeooo:rsid="002cfcf0" officeooo:paragraph-rsid="002cfcf0"/>
    </style:style>
    <style:style style:name="P48" style:family="paragraph" style:parent-style-name="Standard">
      <style:text-properties officeooo:rsid="002e0a34" officeooo:paragraph-rsid="002e0a34"/>
    </style:style>
    <style:style style:name="P49" style:family="paragraph" style:parent-style-name="Standard">
      <style:text-properties officeooo:rsid="003024c1" officeooo:paragraph-rsid="003024c1"/>
    </style:style>
    <style:style style:name="P50" style:family="paragraph" style:parent-style-name="Standard">
      <style:text-properties officeooo:rsid="003dcf9b" officeooo:paragraph-rsid="003dcf9b"/>
    </style:style>
    <style:style style:name="P51" style:family="paragraph" style:parent-style-name="Standard">
      <style:text-properties fo:font-weight="normal" officeooo:rsid="0049f2a6" officeooo:paragraph-rsid="0049f2a6" style:font-weight-asian="normal" style:font-weight-complex="normal"/>
    </style:style>
    <style:style style:name="P52" style:family="paragraph" style:parent-style-name="Standard">
      <style:text-properties fo:font-weight="normal" officeooo:rsid="0059166e" officeooo:paragraph-rsid="0059166e" style:font-weight-asian="normal" style:font-weight-complex="normal"/>
    </style:style>
    <style:style style:name="P53" style:family="paragraph" style:parent-style-name="Standard">
      <style:text-properties fo:font-weight="normal" officeooo:rsid="00595111" officeooo:paragraph-rsid="00595111" style:font-weight-asian="normal" style:font-weight-complex="normal"/>
    </style:style>
    <style:style style:name="P54" style:family="paragraph" style:parent-style-name="Standard">
      <style:text-properties fo:font-weight="normal" officeooo:rsid="005be5e0" officeooo:paragraph-rsid="005be5e0" style:font-weight-asian="normal" style:font-weight-complex="normal"/>
    </style:style>
    <style:style style:name="P55" style:family="paragraph" style:parent-style-name="Standard">
      <style:text-properties fo:font-weight="bold" officeooo:rsid="0046ee25" officeooo:paragraph-rsid="0046ee25" style:font-weight-asian="bold" style:font-weight-complex="bold"/>
    </style:style>
    <style:style style:name="P56" style:family="paragraph" style:parent-style-name="Standard">
      <style:text-properties fo:font-weight="bold" officeooo:rsid="00456ce6" officeooo:paragraph-rsid="00456ce6" style:font-weight-asian="bold" style:font-weight-complex="bold"/>
    </style:style>
    <style:style style:name="T1" style:family="text">
      <style:text-properties fo:font-variant="normal" fo:text-transform="none" fo:color="#111111" style:font-name="Roboto" fo:font-size="9.75pt" fo:letter-spacing="normal" fo:font-style="normal" fo:font-weight="normal"/>
    </style:style>
    <style:style style:name="T2" style:family="text">
      <style:text-properties fo:font-variant="normal" fo:text-transform="none" fo:color="#0d0d0d" style:font-name="Roboto" fo:font-size="10.5pt" fo:letter-spacing="normal" fo:font-style="normal" fo:font-weight="normal" fo:background-color="#f9f9f9" loext:char-shading-value="0" loext:padding="0cm" loext:border="none"/>
    </style:style>
    <style:style style:name="T3" style:family="text">
      <style:text-properties fo:font-variant="normal" fo:text-transform="none" fo:color="#0d0d0d" fo:letter-spacing="normal" fo:background-color="#f9f9f9" loext:char-shading-value="0" loext:padding="0cm" loext:border="none"/>
    </style:style>
    <style:style style:name="T4" style:family="text">
      <style:text-properties officeooo:rsid="00247f6b"/>
    </style:style>
    <style:style style:name="T5" style:family="text">
      <style:text-properties officeooo:rsid="00352dc4"/>
    </style:style>
    <style:style style:name="T6" style:family="text">
      <style:text-properties officeooo:rsid="004763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5aecf3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ak-ng </text:p>
      <text:p text:style-name="P1">date | espeak-ng</text:p>
      <text:p text:style-name="P1"/>
      <text:p text:style-name="P1">How to show date ruuning</text:p>
      <text:p text:style-name="P1"/>
      <text:p text:style-name="P1"><text:span text:style-name="T1">Hii sir , In this session we learned about red hat introduction ,linux OS open source , little bit about cookies (tokens) How it works, espeak-ng , date , cal, cd ,ls and which command , GUI &amp; CLI</text:span><text:bookmark text:name="emoji-31"/><text:span text:style-name="T1"> </text:span></text:p>
      <text:p text:style-name="P1"/>
      <text:p text:style-name="P2"/>
      <text:p text:style-name="P3">Date </text:p>
      <text:p text:style-name="P3">way u leads towards the creator of languages</text:p>
      <text:p text:style-name="P4">livedate </text:p>
      <text:p text:style-name="P4"/>
      <text:p text:style-name="P5">&gt;firefox &amp; </text:p>
      <text:p text:style-name="P5">It allow to run prpgram in backgroud</text:p>
      <text:p text:style-name="P5"/>
      <text:p text:style-name="P5">&gt;fg 1 </text:p>
      <text:p text:style-name="P5">to close</text:p>
      <text:p text:style-name="P5"/>
      <text:p text:style-name="P5">&gt;jobs </text:p>
      <text:p text:style-name="P5">show all jobs</text:p>
      <text:p text:style-name="P5"/>
      <text:p text:style-name="P10">12-02-2020</text:p>
      <text:p text:style-name="P20">Netwrok Intro </text:p>
      <text:p text:style-name="P20">Ip address</text:p>
      <text:p text:style-name="P7"><text:span text:style-name="T4">Network / LAN / NIC / Ethernet</text:span> </text:p>
      <text:p text:style-name="P7"/>
      <text:p text:style-name="P8">All the IP that are consuming 4 byte is IP address.</text:p>
      <text:p text:style-name="P9">IP nevr stores dot .</text:p>
      <text:p text:style-name="P9"/>
      <text:p text:style-name="P9">DNS – convert name to IP adreess</text:p>
      <text:p text:style-name="P9">converting name of ggogle to ip off google</text:p>
      <text:p text:style-name="P9"/>
      <text:p text:style-name="P19">172.217.174.228</text:p>
      <text:p text:style-name="P19">2^24 . 2 ^16 . 2^8 . 2^0</text:p>
      <text:p text:style-name="P19"/>
      <text:p text:style-name="P19">172×2^24+217×2^16+174×2^8+228×2^0</text:p>
      <text:p text:style-name="P6">2899947236</text:p>
      <text:p text:style-name="P6"/>
      <text:p text:style-name="P11">13-02-2020</text:p>
      <text:p text:style-name="P11"/>
      <text:p text:style-name="P21">genome-terminal</text:p>
      <text:p text:style-name="P22">GUI- CMD</text:p>
      <text:p text:style-name="P22"/>
      <text:p text:style-name="P47">Code store in harddisk(storage).</text:p>
      <text:p text:style-name="P47">Run in RAM</text:p>
      <text:p text:style-name="P48">ps-aux -&gt; all the process or app running in the system</text:p>
      <text:p text:style-name="P48">ps – aux | grep firefox</text:p>
      <text:p text:style-name="P48">kill 4247 -&gt; To stop running</text:p>
      <text:p text:style-name="P48">mkdir abc</text:p>
      <text:p text:style-name="P48">cd</text:p>
      <text:p text:style-name="P48">gedit abc.txt -&gt;For creating</text:p>
      <text:p text:style-name="P48">cat abc.txt -&gt;for see data</text:p>
      <text:p text:style-name="P48"><text:soft-page-break/><text:s/>cat &gt; xx.txt</text:p>
      <text:p text:style-name="P48"/>
      <text:p text:style-name="P49">Python:</text:p>
      <text:p text:style-name="P50">Repl – Read Evaluate Print in a loop</text:p>
      <text:p text:style-name="P50"/>
      <text:p text:style-name="P49"/>
      <text:p text:style-name="P49"/>
      <text:p text:style-name="P12">14-02-20</text:p>
      <text:p text:style-name="P12"/>
      <text:p text:style-name="P12">useradd name</text:p>
      <text:p text:style-name="P12">passwd name</text:p>
      <text:p text:style-name="P12">id name</text:p>
      <text:p text:style-name="P23">Multi user can create</text:p>
      <text:p text:style-name="P23">Virtual terminal / Console </text:p>
      <text:p text:style-name="P23">ctrl + alt + f1 -&gt;swith to root </text:p>
      <text:p text:style-name="P23">ctrl + alt + f2</text:p>
      <text:p text:style-name="P23"/>
      <text:p text:style-name="P23">Bydeafult 6 terminal </text:p>
      <text:p text:style-name="P23">2 -&gt; GUI login(f1+f2)</text:p>
      <text:p text:style-name="P23">4 -&gt; CLI login(f3+f4+f5+f6)</text:p>
      <text:p text:style-name="P25">Can u increase terminal ??</text:p>
      <text:p text:style-name="P25">How can u create more than 6 terminals in redhat?</text:p>
      <text:p text:style-name="P23"/>
      <text:p text:style-name="P24">Linux</text:p>
      <text:p text:style-name="P24">6 -&gt;GUI</text:p>
      <text:p text:style-name="P24">5 -&gt;CLI</text:p>
      <text:p text:style-name="P24"/>
      <text:p text:style-name="P24">startx -<text:span text:style-name="T5">&gt;For starting new gui</text:span></text:p>
      <text:p text:style-name="P24"/>
      <text:p text:style-name="P25">tty <text:s/>-&gt;In which terinal u r currently present</text:p>
      <text:p text:style-name="P25"/>
      <text:p text:style-name="P25">chvt 6 </text:p>
      <text:p text:style-name="P26">shell : cshell , pkshell , bashshell</text:p>
      <text:p text:style-name="P26"/>
      <text:p text:style-name="P27">GUI</text:p>
      <text:p text:style-name="P27">CLI</text:p>
      <text:p text:style-name="P27">WebUI</text:p>
      <text:p text:style-name="P27">MobApp</text:p>
      <text:p text:style-name="P27"/>
      <text:p text:style-name="P28">Shell scripting language</text:p>
      <text:p text:style-name="P28">x=4</text:p>
      <text:p text:style-name="P28">echo $x</text:p>
      <text:p text:style-name="P30">echo $USER</text:p>
      <text:p text:style-name="P30">ecgo $SHELL</text:p>
      <text:p text:style-name="P30"/>
      <text:p text:style-name="P29">tput setaf 2 -&gt; color of font</text:p>
      <text:p text:style-name="P29">tput setab 6 -&gt; backgroud color</text:p>
      <text:p text:style-name="P29"/>
      <text:p text:style-name="P29">cat &gt;&gt; abc.txt -&gt; append</text:p>
      <text:p text:style-name="P30">&gt; yy.tx -&gt; cretaed file</text:p>
      <text:p text:style-name="P30"/>
      <text:p text:style-name="P30"/>
      <text:p text:style-name="P13"><text:soft-page-break/>17-02-20</text:p>
      <text:p text:style-name="P13"/>
      <text:p text:style-name="P31">Python core</text:p>
      <text:p text:style-name="P31">Python datatypes – int , str , tuple(immutable) , float ,list(mutable)</text:p>
      <text:p text:style-name="P32">Python Range- e.g. x[1:3], x[-1::-1],x[:5]<text:tab/></text:p>
      <text:p text:style-name="P14"/>
      <text:p text:style-name="P15">18-02-20</text:p>
      <text:p text:style-name="P15"/>
      <text:p text:style-name="P15"><text:span text:style-name="T2">Session summary of 18 Feb :</text:span><text:span text:style-name="T3"> </text:span><text:span text:style-name="T2">1. Use of lists &amp; nested list</text:span><text:span text:style-name="T3"> </text:span><text:span text:style-name="T2">2. How we can redirect 3. Operator &lt; and &gt;</text:span><text:span text:style-name="T3"> </text:span><text:span text:style-name="T2">5. Command like tty ,cat etc</text:span><text:span text:style-name="T3"> </text:span><text:span text:style-name="T2">4. Stdin &amp; Stdout</text:span></text:p>
      <text:p text:style-name="P16">19-02-20</text:p>
      <text:p text:style-name="P16"/>
      <text:p text:style-name="P33">User use or retieve only file or folder to run </text:p>
      <text:p text:style-name="P33">Driver-program-file</text:p>
      <text:p text:style-name="P33">Software-Pakage-setup</text:p>
      <text:p text:style-name="P33">OS- Multiple Software(Package)-File+Folder</text:p>
      <text:p text:style-name="P33">Every Os has different maneging packge management </text:p>
      <text:p text:style-name="P33">RPM – Redhat Package management/manager – <text:span text:style-name="T6">Package or software or file</text:span></text:p>
      <text:p text:style-name="P33">rpm -q vlc <text:s text:c="4"/>-&gt;Vlc installed or not – I am padding redhat package manager that query whether software is avalable or not</text:p>
      <text:p text:style-name="P34">rpm -q -a <text:s text:c="6"/>-&gt; Querying to show all software</text:p>
      <text:p text:style-name="P34">rpm -q -a <text:s/>| grep python <text:s/>-&gt; wherever python is there it will show </text:p>
      <text:p text:style-name="P34">--how to find software name</text:p>
      <text:p text:style-name="P34">which date</text:p>
      <text:p text:style-name="P34">rpm -q -f <text:span text:style-name="T7">usr/</text:span><text:span text:style-name="T8">bin/date <text:s text:c="3"/>-&gt; Tells that show me file name or software name</text:span></text:p>
      <text:p text:style-name="P33"/>
      <text:p text:style-name="P33"/>
      <text:p text:style-name="P35">Install = copy</text:p>
      <text:p text:style-name="P35">Uninstall = remove</text:p>
      <text:p text:style-name="P35"/>
      <text:p text:style-name="P35">rpm -e firefox -&gt; e= erase</text:p>
      <text:p text:style-name="P35"/>
      <text:p text:style-name="P35">rpm -q firefox -&gt; for checking</text:p>
      <text:p text:style-name="P35"/>
      <text:p text:style-name="P36">rpm -i firefox....... -&gt;Install from iso file &amp; cant able to see what is insatlling in background</text:p>
      <text:p text:style-name="P36"/>
      <text:p text:style-name="P36">rpm -i -v firefox...... -&gt;Verbose mode</text:p>
      <text:p text:style-name="P35"/>
      <text:p text:style-name="P36">rpm -i -v -h firefox..........-&gt;It will show with hash how much installed</text:p>
      <text:p text:style-name="P36"/>
      <text:p text:style-name="P52">man rpm -&gt; manual rpm </text:p>
      <text:p text:style-name="P52"/>
      <text:p text:style-name="P52">rpm -q -i firefox <text:s/>-&gt; Some infromation about software</text:p>
      <text:p text:style-name="P52"/>
      <text:p text:style-name="P53">date </text:p>
      <text:p text:style-name="P53">which date</text:p>
      <text:p text:style-name="P53">rpm -q -f <text:span text:style-name="T7">usr</text:span><text:span text:style-name="T8">/bin/date</text:span></text:p>
      <text:p text:style-name="P53"><text:span text:style-name="T8">rpm -q coreutils</text:span></text:p>
      <text:p text:style-name="P53"><text:span text:style-name="T8">rpm -q -i coreutils <text:s/>/ </text:span><text:span text:style-name="T9">rpm -qi coreutils</text:span></text:p>
      <text:p text:style-name="P53"><text:span text:style-name="T9"/></text:p>
      <text:p text:style-name="P54"><text:span text:style-name="T9">r</text:span><text:span text:style-name="T8">pm -q -l firefox <text:s text:c="2"/>-&gt; long list</text:span></text:p>
      <text:p text:style-name="P54"><text:span text:style-name="T8"/></text:p>
      <text:p text:style-name="P54"><text:soft-page-break/><text:span text:style-name="T8">eog filename.png</text:span></text:p>
      <text:p text:style-name="P53"><text:span text:style-name="T8"/></text:p>
      <text:p text:style-name="P53"><text:span text:style-name="T8"><text:s/></text:span></text:p>
      <text:p text:style-name="P52"/>
      <text:p text:style-name="P52">ls filname -&gt; whether it is present or not</text:p>
      <text:p text:style-name="P52">ls -l abc.txt -&gt; long information</text:p>
      <text:p text:style-name="P52">ls -l </text:p>
      <text:p text:style-name="P52">ls -i</text:p>
      <text:p text:style-name="P35">History </text:p>
      <text:p text:style-name="P35"/>
      <text:p text:style-name="P36">Display import iso file -&gt;</text:p>
      <text:p text:style-name="P36"/>
      <text:p text:style-name="P17">20-02-20</text:p>
      <text:p text:style-name="P17"/>
      <text:p text:style-name="P18"><text:span text:style-name="T10">List</text:span> <text:span text:style-name="T10">doesnt support column wise operation</text:span></text:p>
      <text:p text:style-name="P37">Array- We can do operation ro &amp; column wise</text:p>
      <text:p text:style-name="P37">array(name) -&gt;where name is list</text:p>
      <text:p text:style-name="P38">In programming we called funcation as module</text:p>
      <text:p text:style-name="P39">program file = command</text:p>
      <text:p text:style-name="P39">All functions(options)/method come from program file / module</text:p>
      <text:p text:style-name="P39">All program file comes from library.</text:p>
      <text:p text:style-name="P39"/>
      <text:p text:style-name="P39">Pip is a commnd in python through which we can install library.</text:p>
      <text:p text:style-name="P40">Input output &amp; pipeline</text:p>
      <text:p text:style-name="P40"/>
      <text:p text:style-name="P40">Piping</text:p>
      <text:p text:style-name="P41">How can u proof that date command is giving right ans or wrong ans.</text:p>
      <text:p text:style-name="P41">Whenever we run any commadn it execute exit code.</text:p>
      <text:p text:style-name="P41"/>
      <text:p text:style-name="P41">Echo <text:s/>$? <text:s/>-&gt; It tells whether the previos commnd is successfully executed or not.</text:p>
      <text:p text:style-name="P41">If it gives 0 that means it run successfully.</text:p>
      <text:p text:style-name="P41">Aprart from 0 number it gives other number that means it is not sucessfully run.</text:p>
      <text:p text:style-name="P41"/>
      <text:p text:style-name="P42">Date &gt; <text:s/>f.txt</text:p>
      <text:p text:style-name="P42"/>
      <text:p text:style-name="P45">Shell have 2 channel :</text:p>
      <text:p text:style-name="P45">1 – Successful </text:p>
      <text:p text:style-name="P45">2 – Unsuccessfull</text:p>
      <text:p text:style-name="P45"/>
      <text:p text:style-name="P43">date 1&gt; f.txt <text:s text:c="3"/>-&gt; channel number 1 tells success</text:p>
      <text:p text:style-name="P43">xyz 2&gt; f1.txt <text:s text:c="2"/>-&gt; channel number 2 tells failure</text:p>
      <text:p text:style-name="P43"/>
      <text:p text:style-name="P44">Bydefault &gt; / &gt;&gt; <text:s/>here it is 1</text:p>
      <text:p text:style-name="P44">File discriptor</text:p>
      <text:p text:style-name="P44">0 – STDIN</text:p>
      <text:p text:style-name="P44">1 – STDOUT</text:p>
      <text:p text:style-name="P44">2 – STDERR</text:p>
      <text:p text:style-name="P44"/>
      <text:p text:style-name="P45">It will go to file whether it will successfull or error.</text:p>
      <text:p text:style-name="P44"/>
      <text:p text:style-name="P45">xyz &amp;&gt; abc.txt </text:p>
      <text:p text:style-name="P45"/>
      <text:p text:style-name="P46"><text:soft-page-break/>How can u send data in file and screen too ?</text:p>
      <text:p text:style-name="P44"/>
      <text:p text:style-name="P44"/>
      <text:p text:style-name="P41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21:23:27.699499774</meta:creation-date>
    <dc:date>2020-02-21T20:50:49.273077830</dc:date>
    <meta:editing-duration>PT4H8M13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5" meta:paragraph-count="145" meta:word-count="766" meta:character-count="4150" meta:non-whitespace-character-count="3463"/>
  </office:meta>
</office:document-meta>
</file>